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signation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Farnell Numbe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PCA9306D,118 </text:p>
          </table:table-cell>
          <table:table-cell office:value-type="string" calcext:value-type="string">
            <text:p>SO8</text:p>
          </table:table-cell>
          <table:table-cell office:value-type="float" office:value="2820288" calcext:value-type="float">
            <text:p>282028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TMEGA8A-PU</text:p>
          </table:table-cell>
          <table:table-cell office:value-type="string" calcext:value-type="string">
            <text:p>DIP-28</text:p>
          </table:table-cell>
          <table:table-cell office:value-type="float" office:value="1748534" calcext:value-type="float">
            <text:p>174853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3480-3.3</text:p>
          </table:table-cell>
          <table:table-cell office:value-type="string" calcext:value-type="string">
            <text:p>SOT-23</text:p>
          </table:table-cell>
          <table:table-cell office:value-type="float" office:value="3122097" calcext:value-type="float">
            <text:p>3122097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DSUB-15</text:p>
          </table:table-cell>
          <table:table-cell office:value-type="float" office:value="1099290" calcext:value-type="float">
            <text:p>1099290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HC-49</text:p>
          </table:table-cell>
          <table:table-cell office:value-type="float" office:value="1611761" calcext:value-type="float">
            <text:p>1611761</text:p>
          </table:table-cell>
          <table:table-cell office:value-type="string" calcext:value-type="string">
            <text:p>16MHz</text:p>
          </table:table-cell>
        </table:table-row>
        <table:table-row table:style-name="ro1">
          <table:table-cell office:value-type="string" calcext:value-type="string">
            <text:p>Q1..Q8</text:p>
          </table:table-cell>
          <table:table-cell office:value-type="string" calcext:value-type="string">
            <text:p>IRLML5203TRPBF</text:p>
          </table:table-cell>
          <table:table-cell office:value-type="string" calcext:value-type="string">
            <text:p>SOT-23</text:p>
          </table:table-cell>
          <table:table-cell office:value-type="float" office:value="9103511" calcext:value-type="float">
            <text:p>91035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 blue</text:p>
          </table:table-cell>
          <table:table-cell office:value-type="float" office:value="1206" calcext:value-type="float">
            <text:p>1206</text:p>
          </table:table-cell>
          <table:table-cell office:value-type="float" office:value="2846600" calcext:value-type="float">
            <text:p>28466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21:10:20.202984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23:45:02.629112788</meta:creation-date>
    <meta:generator>LibreOffice/6.4.2.2$Linux_X86_64 LibreOffice_project/40$Build-2</meta:generator>
    <dc:date>2020-05-05T21:18:13.494599298</dc:date>
    <meta:editing-duration>PT57M29S</meta:editing-duration>
    <meta:editing-cycles>18</meta:editing-cycles>
    <meta:document-statistic meta:table-count="1" meta:cell-count="31" meta:object-count="0"/>
  </office:meta>
</office:document-meta>
</file>